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4056" officeooo:paragraph-rsid="00164056" style:font-weight-asian="bold" style:font-weight-complex="bold"/>
    </style:style>
    <style:style style:name="P2" style:family="paragraph" style:parent-style-name="Standard">
      <style:text-properties fo:font-size="15pt" fo:font-weight="bold" officeooo:rsid="00164056" officeooo:paragraph-rsid="00164056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text-properties fo:font-weight="normal" officeooo:rsid="001676c9" officeooo:paragraph-rsid="001676c9" style:font-weight-asian="normal" style:font-weight-complex="normal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 Programming Tutorial</text:p>
      <text:p text:style-name="P2"/>
      <text:p text:style-name="P1">Video 15</text:p>
      <text:p text:style-name="P1">Use Methods with Parameters.</text:p>
      <text:p text:style-name="P1"/>
      <text:list xml:id="list5559884142228391473" text:style-name="L1">
        <text:list-item>
          <text:p text:style-name="P3">How to use methods with parameters.</text:p>
        </text:list-item>
        <text:list-item>
          <text:p text:style-name="P3">Building a custom function where users enter their name from an outside class and call it from the main class.</text:p>
        </text:list-item>
        <text:list-item>
          <text:p text:style-name="P3">Two classes : apples and tuna. Apples has the main method, tuna has the method that we call.</text:p>
        </text:list-item>
        <text:list-item>
          <text:p text:style-name="P3">The tuna class has a method with a parameter that takes in a string argument and also prints out out the word “Hello” + the entered string from the us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09:28:38.360827959</meta:creation-date>
    <meta:generator>LibreOffice/5.0.2.2$Linux_X86_64 LibreOffice_project/00m0$Build-2</meta:generator>
    <dc:date>2016-01-18T09:44:05.018771814</dc:date>
    <meta:editing-duration>PT15M27S</meta:editing-duration>
    <meta:editing-cycles>2</meta:editing-cycles>
    <meta:document-statistic meta:table-count="0" meta:image-count="0" meta:object-count="0" meta:page-count="1" meta:paragraph-count="7" meta:word-count="87" meta:character-count="455" meta:non-whitespace-character-count="379"/>
  </office:meta>
</office:document-meta>
</file>